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Helvetica" svg:font-family="Helvetica, Arial,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fo:text-align="start" style:justify-single-word="false"/>
      <style:text-properties officeooo:paragraph-rsid="002152e1"/>
    </style:style>
    <style:style style:name="P3" style:family="paragraph" style:parent-style-name="Standard">
      <style:paragraph-properties fo:line-height="200%" fo:text-align="start" style:justify-single-word="false"/>
      <style:text-properties officeooo:paragraph-rsid="0029c12f"/>
    </style:style>
    <style:style style:name="P4" style:family="paragraph" style:parent-style-name="Standard">
      <style:paragraph-properties fo:line-height="200%"/>
      <style:text-properties style:font-name="Times New Roman" officeooo:rsid="00191010" officeooo:paragraph-rsid="001ff632"/>
    </style:style>
    <style:style style:name="P5" style:family="paragraph" style:parent-style-name="Standard">
      <style:paragraph-properties fo:line-height="200%" fo:text-align="start" style:justify-single-word="false"/>
      <style:text-properties style:font-name="Times New Roman" officeooo:rsid="000ce2a6" officeooo:paragraph-rsid="001ff632"/>
    </style:style>
    <style:style style:name="P6" style:family="paragraph" style:parent-style-name="Standard">
      <style:paragraph-properties fo:line-height="200%" fo:text-align="center" style:justify-single-word="false"/>
      <style:text-properties style:font-name="Times New Roman" officeooo:rsid="00178dc5" officeooo:paragraph-rsid="001ff632"/>
    </style:style>
    <style:style style:name="P7" style:family="paragraph" style:parent-style-name="Standard">
      <style:paragraph-properties fo:line-height="200%"/>
      <style:text-properties style:font-name="Times New Roman" officeooo:rsid="00178dc5" officeooo:paragraph-rsid="001ff632"/>
    </style:style>
    <style:style style:name="P8" style:family="paragraph" style:parent-style-name="Standard">
      <style:paragraph-properties fo:line-height="200%" fo:text-align="start" style:justify-single-word="false"/>
      <style:text-properties style:font-name="Times New Roman" officeooo:rsid="00201662" officeooo:paragraph-rsid="002152e1"/>
    </style:style>
    <style:style style:name="P9" style:family="paragraph" style:parent-style-name="Standard">
      <style:paragraph-properties fo:line-height="200%" fo:text-align="start" style:justify-single-word="false"/>
      <style:text-properties style:font-name="Times New Roman" officeooo:rsid="00201662" officeooo:paragraph-rsid="00227f9c"/>
    </style:style>
    <style:style style:name="P10" style:family="paragraph" style:parent-style-name="Standard">
      <style:paragraph-properties fo:line-height="200%"/>
      <style:text-properties style:font-name="Times New Roman" officeooo:rsid="000ce2a6" officeooo:paragraph-rsid="001ff632"/>
    </style:style>
    <style:style style:name="P11" style:family="paragraph" style:parent-style-name="Standard">
      <style:paragraph-properties fo:line-height="200%"/>
      <style:text-properties style:font-name="Times New Roman" officeooo:paragraph-rsid="001ff632"/>
    </style:style>
    <style:style style:name="P12" style:family="paragraph" style:parent-style-name="Standard">
      <style:paragraph-properties fo:line-height="200%" fo:text-align="center" style:justify-single-word="false"/>
      <style:text-properties style:font-name="Times New Roman" fo:font-weight="bold" officeooo:rsid="002b02a5" officeooo:paragraph-rsid="002b02a5" style:font-weight-asian="bold" style:font-weight-complex="bold"/>
    </style:style>
    <style:style style:name="P13" style:family="paragraph" style:parent-style-name="Standard">
      <style:paragraph-properties fo:line-height="200%" fo:text-align="start" style:justify-single-word="false"/>
      <style:text-properties style:font-name="Times New Roman" fo:font-weight="bold" officeooo:rsid="002b02a5" officeooo:paragraph-rsid="002b02a5" style:font-weight-asian="bold" style:font-weight-complex="bold"/>
    </style:style>
    <style:style style:name="P14" style:family="paragraph" style:parent-style-name="Text_20_body">
      <style:paragraph-properties fo:line-height="200%"/>
      <style:text-properties style:font-name="Times New Roman" fo:language="en" fo:country="US" officeooo:paragraph-rsid="001ff632" loext:padding="0in" loext:border="none"/>
    </style:style>
    <style:style style:name="P15" style:family="paragraph" style:parent-style-name="Text_20_body">
      <style:paragraph-properties fo:margin-left="0in" fo:margin-right="0in" fo:margin-top="0in" fo:margin-bottom="0in" style:contextual-spacing="false" fo:line-height="200%" fo:text-indent="0in" style:auto-text-indent="false" fo:padding="0in" fo:border="none"/>
      <style:text-properties style:font-name="Times New Roman" fo:language="en" fo:country="US" loext:padding="0in" loext:border="none"/>
    </style:style>
    <style:style style:name="P16" style:family="paragraph" style:parent-style-name="Text_20_body">
      <style:paragraph-properties fo:margin-left="0in" fo:margin-right="0in" fo:margin-top="0in" fo:margin-bottom="0in" style:contextual-spacing="false" fo:line-height="200%" fo:text-align="center" style:justify-single-word="false" fo:text-indent="0in" style:auto-text-indent="false" fo:padding="0in" fo:border="none"/>
      <style:text-properties style:font-name="Times New Roman" fo:language="en" fo:country="US" loext:padding="0in" loext:border="none"/>
    </style:style>
    <style:style style:name="P17" style:family="paragraph" style:parent-style-name="Text_20_body">
      <style:paragraph-properties fo:margin-left="0in" fo:margin-right="0in" fo:margin-top="0in" fo:margin-bottom="0in" style:contextual-spacing="false" fo:line-height="200%" fo:text-indent="0in" style:auto-text-indent="false" fo:padding="0in" fo:border="none"/>
      <style:text-properties style:font-name="Times New Roman" loext:padding="0in" loext:border="none"/>
    </style:style>
    <style:style style:name="T1" style:family="text">
      <style:text-properties fo:language="en" fo:country="US"/>
    </style:style>
    <style:style style:name="T2" style:family="text">
      <style:text-properties officeooo:rsid="001ff632"/>
    </style:style>
    <style:style style:name="T3" style:family="text">
      <style:text-properties officeooo:rsid="00201662"/>
    </style:style>
    <style:style style:name="T4" style:family="text">
      <style:text-properties officeooo:rsid="002152e1"/>
    </style:style>
    <style:style style:name="T5" style:family="text">
      <style:text-properties officeooo:rsid="00218251"/>
    </style:style>
    <style:style style:name="T6"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7" style:family="text">
      <style:text-properties fo:font-variant="normal" fo:text-transform="none" fo:color="#000000" loext:opacity="100%" style:font-name="Times New Roman" fo:font-size="12pt" fo:letter-spacing="normal" fo:font-style="normal" fo:font-weight="normal" officeooo:rsid="00218251" style:font-size-asian="12pt" style:font-size-complex="12pt"/>
    </style:style>
    <style:style style:name="T8" style:family="text">
      <style:text-properties fo:font-variant="normal" fo:text-transform="none" fo:color="#000000" loext:opacity="100%" style:font-name="Times New Roman" fo:font-size="12pt" fo:letter-spacing="normal" fo:font-style="normal" fo:font-weight="normal" officeooo:rsid="0023be45" style:font-size-asian="12pt" style:font-size-complex="12pt"/>
    </style:style>
    <style:style style:name="T9" style:family="text">
      <style:text-properties fo:font-variant="normal" fo:text-transform="none" fo:color="#000000" loext:opacity="100%" style:font-name="Times New Roman" fo:font-size="12pt" fo:letter-spacing="normal" fo:font-style="normal" fo:font-weight="normal" officeooo:rsid="0024e509" style:font-size-asian="12pt" style:font-size-complex="12pt"/>
    </style:style>
    <style:style style:name="T10" style:family="text">
      <style:text-properties fo:font-variant="normal" fo:text-transform="none" fo:color="#000000" loext:opacity="100%" style:font-name="Times New Roman" fo:font-size="12pt" fo:letter-spacing="normal" fo:font-style="normal" fo:font-weight="normal" officeooo:rsid="0026de34" style:font-size-asian="12pt" style:font-size-complex="12pt"/>
    </style:style>
    <style:style style:name="T11" style:family="text">
      <style:text-properties fo:font-variant="normal" fo:text-transform="none" fo:color="#000000" loext:opacity="100%" style:font-name="Times New Roman" fo:font-size="12pt" fo:letter-spacing="normal" fo:font-style="normal" fo:font-weight="normal" officeooo:rsid="00286b87" style:font-size-asian="12pt" style:font-size-complex="12pt"/>
    </style:style>
    <style:style style:name="T12" style:family="text">
      <style:text-properties fo:font-variant="normal" fo:text-transform="none" fo:color="#000000" loext:opacity="100%" style:font-name="Times New Roman" fo:font-size="12pt" fo:letter-spacing="normal" fo:font-style="normal" fo:font-weight="normal" officeooo:rsid="0028ba07" style:font-size-asian="12pt" style:font-size-complex="12pt"/>
    </style:style>
    <style:style style:name="T13" style:family="text">
      <style:text-properties fo:font-variant="normal" fo:text-transform="none" fo:color="#000000" loext:opacity="100%" style:font-name="Times New Roman" fo:font-size="12pt" fo:letter-spacing="normal" fo:font-style="normal" fo:font-weight="normal" officeooo:rsid="0029c12f" style:font-size-asian="12pt" style:font-size-complex="12pt"/>
    </style:style>
    <style:style style:name="T14" style:family="text">
      <style:text-properties fo:font-variant="normal" fo:text-transform="none" fo:color="#000000" loext:opacity="100%" style:font-name="Times New Roman" fo:font-size="12pt" fo:letter-spacing="normal" fo:font-style="normal" fo:font-weight="normal" officeooo:rsid="00218251" fo:background-color="#ffff00" loext:char-shading-value="0" style:font-size-asian="12pt" style:font-size-complex="12pt"/>
    </style:style>
    <style:style style:name="T15" style:family="text">
      <style:text-properties fo:font-variant="normal" fo:text-transform="none" fo:color="#000000" loext:opacity="100%" style:text-line-through-style="none" style:text-line-through-type="none" style:font-name="Times New Roman" fo:font-size="12pt" fo:letter-spacing="normal" fo:font-style="normal" fo:font-weight="normal" officeooo:rsid="00286b87" fo:background-color="#ffff00" loext:char-shading-value="0" style:font-size-asian="12pt" style:font-size-complex="12pt"/>
    </style:style>
    <style:style style:name="T16" style:family="text">
      <style:text-properties fo:font-variant="normal" fo:text-transform="none" fo:color="#000000" loext:opacity="100%" fo:font-size="12pt" fo:letter-spacing="normal" fo:font-style="normal" fo:font-weight="normal" style:font-size-asian="12pt" style:font-size-complex="12pt"/>
    </style:style>
    <style:style style:name="T17" style:family="text">
      <style:text-properties fo:font-variant="normal" fo:text-transform="none" fo:color="#000000" loext:opacity="100%" fo:font-size="12pt" fo:letter-spacing="normal" fo:font-style="normal" fo:font-weight="normal" officeooo:rsid="00218251" style:font-size-asian="12pt" style:font-size-complex="12pt"/>
    </style:style>
    <style:style style:name="T18" style:family="text">
      <style:text-properties fo:font-variant="normal" fo:text-transform="none" fo:color="#000000" loext:opacity="100%" fo:font-size="12pt" fo:letter-spacing="normal" fo:font-style="normal" style:font-size-asian="12pt" style:font-size-complex="12pt"/>
    </style:style>
    <style:style style:name="T19" style:family="text">
      <style:text-properties fo:font-variant="normal" fo:text-transform="none" fo:color="#000000" loext:opacity="100%" fo:font-size="12pt" fo:letter-spacing="normal" fo:font-style="normal" officeooo:rsid="00218251" style:font-size-asian="12pt" style:font-size-complex="12pt"/>
    </style:style>
    <style:style style:name="T20" style:family="text">
      <style:text-properties fo:font-variant="normal" fo:text-transform="none" fo:color="#262626" loext:opacity="100%" style:font-name="Helvetica" fo:font-size="9pt" fo:letter-spacing="normal" fo:font-style="normal" fo:font-weight="normal" style:font-size-asian="12pt" style:font-size-complex="12pt"/>
    </style:style>
    <style:style style:name="T21" style:family="text">
      <style:text-properties fo:font-variant="normal" fo:text-transform="none" fo:color="#262626" loext:opacity="100%" style:font-name="Helvetica" fo:font-size="9pt" fo:letter-spacing="normal" fo:font-style="italic" fo:font-weight="normal" fo:background-color="#f5f5f5" loext:char-shading-value="0" style:font-size-asian="12pt" style:font-size-complex="12pt" loext:padding="0in" loext:border="none"/>
    </style:style>
    <style:style style:name="T22" style:family="text">
      <style:text-properties fo:color="#000000" loext:opacity="100%" officeooo:rsid="00218251"/>
    </style:style>
    <style:style style:name="T23" style:family="text">
      <style:text-properties fo:color="#000000" loext:opacity="100%" style:font-name="Times New Roman" officeooo:rsid="00218251"/>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9819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iam Nunes</text:p>
      <text:p text:style-name="P14"><text:span text:style-name="T17">SNHU</text:span></text:p>
      <text:p text:style-name="P15">Software Development Life-Cycle</text:p>
      <text:p text:style-name="P15">8/21/22</text:p>
      <text:p text:style-name="P16">Sprint Review and retrospective</text:p>
      <text:p text:style-name="P15"><text:tab/>When working on any project using the agile method it is important to remember the importance of the team. There is no singular role that is more important than any other and each is absolutely vital in its own way to completing the project. With one single role not filled the team will not be able to function and the project will crumble to dust no matter how hard you might work on it. It is no stretch to say that the scrum-agile team is greater than the sum of its parts.</text:p>
      <text:p text:style-name="P15"><text:tab/>The first role is that of the product owner. The product owner is the one who actually owns the product and is hiring the team. They are responsible for talking to the client and figuring out what they want and need in the project they are hiring them for. They are then responsible for setting the goals for the agile-scrum team and making sure they have all of the information from the client that they need. In the SNHU Travel project the Product owner role was absolutely vital. Their role was responsible for preforming the user interviews and getting all of the information about what features the users wanted to see for the SNHU Travel project. Without the product owner doing those interviews we would not have gotten the directive from the users that they wanted a top five feature that would show them the top five destination packages. Additionally, the product owner set the path for the project and determined the most desired layout for the application. </text:p>
      <text:p text:style-name="P15"><text:tab/>Next up is the scrum master. The scrum master is the glue that holds the scrum-agile team together. They are responsible for holding the daily scrum meeting as well and making sure each individual team member knows what they are going to be working on every day. They also hold the <text:soft-page-break/>invaluable role of making sure that any road blocks that come along are addressed as soon as possible. In the SNHU Travel project the scrum master was responsible for making sure that the team stayed productive and working. They were responsible for the daily scrum meeting as mention above and they needed to make sure that the team was all on the same page.</text:p>
      <text:p text:style-name="P15"><text:tab/>The developers of the scrum-agile teams are the ones responsive for the actual building of the application. If the scrum master is the glue that holds the team together, the developers are the spine of the team. Without the developers developing there would be no product at all. In the SNHU Travel project the developers were responsible for building the application to the specifications given by the product owner and that could meet the tests developed by the testers based on those specifications. The Developers had to meet the expectations of the client and with the help of the scrum master to prevent any potential issues, do so by the deadline they were given.</text:p>
      <text:p text:style-name="P15"><text:tab/>Last but not least are the Testers. Product testers in a Scrum agile team serve the role of making sure the product meets standards. They have to ensure that it is the best possible product and that it meets all of the specifications that it needs to. They do this by looking at the product owner's user stories and specifications and determining exactly what the product needs to do, and what qualifies it meeting those expectations. They then give this information to the Developers so that they can ensure that their code meets those criteria. In the SNHU Travel project the testers were responsible for making sure that the user stories were broken down into clear pass-fail tests. This allowed them to make sure that the final project was as good as it possibly could be. Additionally, they were responsible for reaching out to the product owner to clarify some of the details of the tests and making sure they were very clear, such as when they had to co0ntact the owner to get a better picture of what the layout of the application would be. </text:p>
      <text:p text:style-name="P15"><text:tab/>The scrum-agile approach is, in many ways, all about seeing user stories to completion. The process starts with the product owner collecting the user stories and documenting them. The product <text:soft-page-break/>owner sends those user stories over to the tester where they analyze the user stories and based off of them, they develop the criteria and the pass-fail cases for the projects, then the tester sends those over to the developer and they design the application that will meet those cases and fulfill the product the user stories want and need. All the while the scrum master is working to make sure everyone stays on track and organizes everything to ensure no issues will arise. That is, in a nutshell, the process a project takes and it further shows how not member of the team acts independently, the team has to work like a well-oiled machine with each part doing what they need to. </text:p>
      <text:p text:style-name="P15"><text:tab/>The scrum-agile method is designed to be able to handle changes mid developments. Due to the constant meetings and clear communication, it can facilitate mid project shifts, it is not easy but the team can come together and shift focus as the drop of a hat due. The daily scrum meeting is absolutely integral to this ability to rapidly shift gear. During the daily meeting if there is a shift in focus everyone can discuss what needs to get done and how the goals and objectives need to be changed, they can then discuss how each member can help to make that happens as swiftly and efficiently as possible. In the SNHU travel project this became evident when there was the shift in layout for the application. The product owner had to shift gears after input for the users and client and as such the tester had to change their criteria. They then had to communicate those changes to the developer who was able to shift the layout to be more in line with the new goal.</text:p>
      <text:p text:style-name="P15"><text:tab/>As I have previously mentioned, communication is the key to the agile methodology. Because of the constant shifting and adapting, as well as the necessity to be ready to change the goals and a moment's notice, the team needs to communicate far more then with a development method such as the waterfall approach. Primarily the scrum master bears the brunt of the responsibility for maintaining communication, but it is important that every member of the team maintains clear communication. This is so they can ask for help when they need it or so they can help when someone else needs help. In the SNHU Travel project communication was very important both between individual members and the <text:soft-page-break/>team as a whole. Between team members there the tester had to make sure that the developer knew about the requirements for the top 5 application, and the tester had to communicate with the product owner to get those requirements from the user stories the product owner did. Communication was also utilized during the daily scrum meeting so that the scrum master could ensure everyone knew all of the information about the SNHU travel project.</text:p>
      <text:p text:style-name="P15"><text:tab/>There are many scrum-agile principles that are utilized to ensure the success of a project. For the SNHU travel project I found the most useful to be: prediction and adaptation, work in progress, and performance. Prediction and adaptation is the idea that when you are working on a project you need to be conscious of what the next steps will be and adapt what you are doing to prevent clashes between your current task and your future tasks. Work in progress is the mindset of remembering that this project is in progress, even when you “complete it” you just completed one cycle and you will be able to change anything that needs to be changed in the next cycle. And performance is keeping in mind that as the project progresses and the situation changes you need to be able to change with it. </text:p>
      <text:p text:style-name="P17"><text:span text:style-name="T1"><text:tab/>I believe that the scrum-agile approach was the correct one for this project and was quite effective. The premise of this project was that it was on a short deadline, which the scrum agile approach excels at. Another reason I feel that this was the correct approach was that going forward there will be further development cycles and they will be able to shift and adapt the program based off of real-world usage and suggestions from users. One downside to using this method is that the goals are less clear at the start and those goals can and did shift during development, that leads to difficulty during the development process and can lead to a less polished application after one cycle. Given the small scale of the project though that is a lot smaller of a concern then it would have been if the project was larger. If it was a larger project, I probably would have recommended waterfall development instead as that is much better for large projects.</text:span></text:p>
      <text:p text:style-name="P11"><text:span text:style-name="T17"/></text:p>
      <text:p text:style-name="P12"><text:soft-page-break/><text:span text:style-name="T19">R</text:span><text:span text:style-name="T18">eferences</text:span></text:p>
      <text:p text:style-name="P13"><text:span text:style-name="T20">Charles G. Cobb. (2015). </text:span><text:span text:style-name="T21">The Project Manager’s Guide to Mastering Agile : Principles and Practices for an Adaptive <text:tab/>Approach</text:span><text:span text:style-name="T20">. Wiley.</text:span><text:span text:style-name="T18">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Helvetica" svg:font-family="Helvetica, Arial,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4T22:40:23.365000000</meta:creation-date>
    <dc:date>2022-08-21T20:54:19.612000000</dc:date>
    <meta:editing-duration>P13DT2H49M1S</meta:editing-duration>
    <meta:editing-cycles>11</meta:editing-cycles>
    <meta:generator>LibreOffice/7.2.7.2$Windows_X86_64 LibreOffice_project/8d71d29d553c0f7dcbfa38fbfda25ee34cce99a2</meta:generator>
    <meta:document-statistic meta:table-count="0" meta:image-count="0" meta:object-count="0" meta:page-count="5" meta:paragraph-count="18" meta:word-count="1541" meta:character-count="8771" meta:non-whitespace-character-count="7232"/>
  </office:meta>
</office:document-meta>
</file>